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d9766" officeooo:paragraph-rsid="000d9766" style:font-size-asian="10pt" style:font-size-complex="10pt"/>
    </style:style>
    <style:style style:name="P2" style:family="paragraph" style:parent-style-name="Standard">
      <style:paragraph-properties style:line-height-at-least="0.402cm"/>
      <style:text-properties style:font-name="Liberation Mono" fo:font-size="10pt" officeooo:rsid="000d9766" style:font-size-asian="10pt" style:font-size-complex="10pt"/>
    </style:style>
    <style:style style:name="P3" style:family="paragraph" style:parent-style-name="Standard">
      <style:text-properties fo:font-size="10pt" officeooo:rsid="000d9766" officeooo:paragraph-rsid="000d9766" style:font-size-asian="10pt" style:font-size-complex="10pt"/>
    </style:style>
    <style:style style:name="P4" style:family="paragraph" style:parent-style-name="Title">
      <style:text-properties fo:font-size="22pt" style:font-size-asian="22pt" style:font-size-complex="22pt"/>
    </style:style>
    <style:style style:name="P5" style:family="paragraph" style:parent-style-name="Standard">
      <style:text-properties style:font-name="Liberation Mono" fo:font-size="10pt" officeooo:rsid="000ea4e0" officeooo:paragraph-rsid="000d9766" style:font-size-asian="10pt" style:font-size-complex="10pt"/>
    </style:style>
    <style:style style:name="P6" style:family="paragraph" style:parent-style-name="Standard">
      <style:text-properties style:font-name="Liberation Mono" fo:font-size="10pt" officeooo:rsid="000ea4e0" officeooo:paragraph-rsid="000ea4e0" style:font-size-asian="10pt" style:font-size-complex="10pt"/>
    </style:style>
    <style:style style:name="P7" style:family="paragraph" style:parent-style-name="Standard">
      <style:text-properties style:font-name="Liberation Mono" fo:font-size="10pt" officeooo:rsid="000ea4e0" officeooo:paragraph-rsid="000f8d23" style:font-size-asian="10pt" style:font-size-complex="10pt"/>
    </style:style>
    <style:style style:name="P8" style:family="paragraph" style:parent-style-name="Standard">
      <style:text-properties style:font-name="Liberation Mono" fo:font-size="10pt" officeooo:rsid="000f8d23" officeooo:paragraph-rsid="000f8d23" style:font-size-asian="10pt" style:font-size-complex="10pt"/>
    </style:style>
    <style:style style:name="T1" style:family="text">
      <style:text-properties officeooo:rsid="000f8d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KEFILE</text:p>
      <text:p text:style-name="P3"/>
      <text:p text:style-name="P6">Il makefile è sostanzialmente una serie di target che corrispondono agli argomenti passati al comando make, es:</text:p>
      <text:p text:style-name="P6">make clean</text:p>
      <text:p text:style-name="P6">Cerca il target clean all’interno del Makefile, qui ad ogni target verranno associate delle dipendenze separate da colon :</text:p>
      <text:p text:style-name="P6">target : dipendenza1 dipendenza 2 etc.</text:p>
      <text:p text:style-name="P6"/>
      <text:p text:style-name="P6">Le dipendenze permettono al make di leggere le timestamp dei file a loro collegati e capire se ci sono stati dei cambiamenti dall’ultima compilazione, se si il comando che segue viene eseguito altrimenti verrà ignorato, es:</text:p>
      <text:p text:style-name="P6">main.o : main.c</text:p>
      <text:p text:style-name="P6"><text:tab/>gcc main.c</text:p>
      <text:p text:style-name="P6"/>
      <text:p text:style-name="P6">NB Notare l’indentazione assolutamente necessaria </text:p>
      <text:p text:style-name="P6"/>
      <text:p text:style-name="P6">Le dipendenze possono anche essere un altro target così il confronto dei timestamp avverrà su tutti i file collegati ai due target</text:p>
      <text:p text:style-name="P6"/>
      <text:p text:style-name="P6">E’ abitudine dichiarare i target principali (quelli che hanno come dipendenti altri target) come .PHONY : target allo scopo di evitare conflitti con file su disco che hanno lo stesso identificativo del target, es:</text:p>
      <text:p text:style-name="P5">.PHONY : clean </text:p>
      <text:p text:style-name="P6">risulterebbe inutile per esempio in main.o : main.c</text:p>
      <text:p text:style-name="P6"/>
      <text:p text:style-name="P6">$@ è l’alias del target utile per scalabilità e sinteticità</text:p>
      <text:p text:style-name="P6">main.o : main.c</text:p>
      <text:p text:style-name="P6"><text:tab/>gcc -c main.c $@<text:tab/>//=main.o</text:p>
      <text:p text:style-name="P6"/>
      <text:p text:style-name="P6">$&lt; è l’alias per una singola dipendenza</text:p>
      <text:p text:style-name="P6">main.o : main.c</text:p>
      <text:p text:style-name="P6"><text:tab/>gcc -c $&lt; $@ </text:p>
      <text:p text:style-name="P6"/>
      <text:p text:style-name="P6">$^ è l’alias per dipendenze multiple</text:p>
      <text:p text:style-name="P6">main.o : main.c file2.c</text:p>
      <text:p text:style-name="P7"><text:tab/>gcc $^ &lt; $@</text:p>
      <text:p text:style-name="P7"/>
      <text:p text:style-name="P7"><text:span text:style-name="T1">NB notare -c per compilazione senza linking</text:span></text:p>
      <text:p text:style-name="P7"/>
      <text:p text:style-name="P8">Se si desidera velocizzare la compilazione utilizzando più thread è possibile passarli come argomento tramite -j, es:</text:p>
      <text:p text:style-name="P7"><text:span text:style-name="T1">make -j4<text:tab/><text:tab/>la compilazione sfrutterà 4 thread</text:span></text:p>
      <text:p text:style-name="P6"/>
      <text:p text:style-name="P1">Un Makefile può per comodità definire delle macro o alias come se fossero delle definizioni di variabili: si utilizzano per parametrizzare i sorgenti,gli oggetti dei sorgenti, il nome dell’eseguibile, il compilatore stesso e le sue flag, i percorsi degli include e delle librerie,le flags per il linker etc.</text:p>
      <text:p text:style-name="P1"/>
      <text:p text:style-name="P1">MACRO</text:p>
      <text:p text:style-name="P1">IDENTIFICATORE = VALORE</text:p>
      <text:p text:style-name="P1"/>
      <text:p text:style-name="P1">Poi si possono dichiarare dei target che corrispondono agli argomenti passati al comando make es: all clean run etc :</text:p>
      <text:p text:style-name="P1"/>
      <text:p text:style-name="P1">TARGET</text:p>
      <text:p text:style-name="P1">all: sorgenti</text:p>
      <text:p text:style-name="P1"><text:tab/>COMANDO</text:p>
      <text:p text:style-name="P1"/>
      <text:p text:style-name="P1">Dove sorgenti indica tutti i file sorgenti utili alla compilazione e comando (INDENTATO) che indica il comando del compilatore</text:p>
      <text:p text:style-name="P1"><text:soft-page-break/></text:p>
      <text:p text:style-name="P1">NB</text:p>
      <text:p text:style-name="P1">Non è obbligatorio usare le macro,ma comunque risulta molto utile </text:p>
      <text:p text:style-name="P1"/>
      <text:p text:style-name="P1">ESEMPIO per programma linkato a sdl2 con file sorgente in C, in subdir /src</text:p>
      <text:p text:style-name="P1"/>
      <text:p text:style-name="P1">#MACRO PER SORGENTI </text:p>
      <text:p text:style-name="P2">OBJS = .\src\main.c</text:p>
      <text:p text:style-name="P2"/>
      <text:p text:style-name="P2">#MACRO PER ESEGUIBILE</text:p>
      <text:p text:style-name="P2">OBJ_NAME = .\game</text:p>
      <text:p text:style-name="P2"/>
      <text:p text:style-name="P2">#MACRO PER COMPILATORE</text:p>
      <text:p text:style-name="P2">CC = gcc</text:p>
      <text:p text:style-name="P2"/>
      <text:p text:style-name="P2">#MACRO PER INCLUDE</text:p>
      <text:p text:style-name="P2">INCLUDE_PATHS = -IC:\SDL2\include\SDL2</text:p>
      <text:p text:style-name="P2"/>
      <text:p text:style-name="P2">#MACRO PER LIBRERIE</text:p>
      <text:p text:style-name="P2">LIBRARY_PATHS = -LC:\SDL2\lib</text:p>
      <text:p text:style-name="P2"/>
      <text:p text:style-name="P2">#MACRO PER FLAGS DEL COMPILATORE</text:p>
      <text:p text:style-name="P2">COMPILER_FLAGS = -Wall -std=c99</text:p>
      <text:p text:style-name="P2"/>
      <text:p text:style-name="P2">#MACRO PER LINKER FLAGS</text:p>
      <text:p text:style-name="P2">LINKER_FLAGS = -lmingw32 -lSDL2main -lSDL2</text:p>
      <text:p text:style-name="P2"/>
      <text:p text:style-name="P2">#TARGETS</text:p>
      <text:p text:style-name="P2">build: $(OBJS)</text:p>
      <text:p text:style-name="P2"><text:tab/>$(CC) $(OBJS) $(INCLUDE_PATHS) $(LIBRARY_PATHS) $(COMPILER_FLAGS) $(LINKER_FLAGS) -o $(OBJ_NAME)</text:p>
      <text:p text:style-name="P2"/>
      <text:p text:style-name="P2"/>
      <text:p text:style-name="P2">run:</text:p>
      <text:p text:style-name="P2"><text:tab/>./$(OBJ_NAME)</text:p>
      <text:p text:style-name="P2">clean:</text:p>
      <text:p text:style-name="P2"><text:tab/>rm $(OBJ_NAME)</text:p>
      <text:p text:style-name="P1"/>
      <text:p text:style-name="P1">make produce</text:p>
      <text:p text:style-name="P1">gcc .\src\main.c -IC:\SDL2\include\SDL2 -LC:\SDL2\lib -Wall -std=c99 -lmingw32 -lSDL2main -lSDL2 -o .\ga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1T17:22:11.702000000</meta:creation-date>
    <dc:date>2023-07-02T16:31:48.908000000</dc:date>
    <meta:editing-duration>PT35M12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59" meta:word-count="432" meta:character-count="2804" meta:non-whitespace-character-count="2417"/>
  </office:meta>
</office:document-meta>
</file>